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o Deal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table:formula="of:=[.A2]*[.B2]" office:value-type="float" office:value="0.1" calcext:value-type="float">
            <text:p>0.1</text:p>
          </table:table-cell>
          <table:table-cell table:style-name="Default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3]*[.B3]*[.C3]" office:value-type="float" office:value="0.048" calcext:value-type="float">
            <text:p>0.048</text:p>
          </table:table-cell>
          <table:table-cell table:style-name="Default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4]*[.B4]*[.C4]*[.D4]" office:value-type="float" office:value="0.0288" calcext:value-type="float">
            <text:p>0.0288</text:p>
          </table:table-cell>
          <table:table-cell table:style-name="Default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5]*[.B5]*[.C5]*[.D5]*[.E5]" office:value-type="float" office:value="0.01134" calcext:value-type="float">
            <text:p>0.01134</text:p>
          </table:table-cell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6]*[.B6]*[.C6]*[.D6]*[.E6]" office:value-type="float" office:value="0.0144" calcext:value-type="float">
            <text:p>0.0144</text:p>
          </table:table-cell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7]*[.B7]*[.C7]*[.D7]*[.E7]" office:value-type="float" office:value="0.01512" calcext:value-type="float">
            <text:p>0.01512</text:p>
          </table:table-cell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formula="of:=[.A8]*[.B8]*[.C8]*[.D8]*[.E8]*[.F8]*[.G8]" office:value-type="float" office:value="0.0018144" calcext:value-type="float">
            <text:p>0.0018144</text:p>
          </table:table-cell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9]*[.B9]*[.C9]" office:value-type="float" office:value="0.018" calcext:value-type="float">
            <text:p>0.018</text:p>
          </table:table-cell>
          <table:table-cell table:style-name="Default"/>
        </table:table-row>
        <table:table-row table:style-name="ro1">
          <table:table-cell table:number-columns-repeated="7"/>
          <table:table-cell table:formula="of:=SUM([.H2:.H9])" office:value-type="float" office:value="0.2374744" calcext:value-type="float">
            <text:p>0.2374744</text:p>
          </table:table-cell>
          <table:table-cell table:formula="of:=[.H10]*100" office:value-type="float" office:value="23.74744" calcext:value-type="float">
            <text:p>24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/>
          <table:table-cell table:formula="of:=[.A12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3]*[.B13]*[.C13]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14]*[.B14]*[.C14]*[.D14]" office:value-type="float" office:value="0.0216" calcext:value-type="float">
            <text:p>0.0216</text:p>
          </table:table-cell>
          <table:table-cell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5]*[.B15]*[.C15]*[.D15]*[.E15]*[.F15]" office:value-type="float" office:value="0.003402" calcext:value-type="float">
            <text:p>0.003402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16]*[.B16]*[.C16]*[.D16]*[.E16]" office:value-type="float" office:value="0.01296" calcext:value-type="float">
            <text:p>0.01296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17]*[.B17]*[.C17]*[.D17]"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18]*[.B18]*[.C18]*[.D18]" office:value-type="float" office:value="0.0378" calcext:value-type="float">
            <text:p>0.037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9]*[.B19]*[.C19]*[.D19]*[.E19]*[.F19]" office:value-type="float" office:value="0.004536" calcext:value-type="float">
            <text:p>0.004536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20]*[.B20]*[.C20]" office:value-type="float" office:value="0.006" calcext:value-type="float">
            <text:p>0.006</text:p>
          </table:table-cell>
          <table:table-cell/>
        </table:table-row>
        <table:table-row table:style-name="ro1">
          <table:table-cell table:number-columns-repeated="7"/>
          <table:table-cell table:formula="of:=SUM([.H12:.H20])" office:value-type="float" office:value="0.252298" calcext:value-type="float">
            <text:p>0.252298</text:p>
          </table:table-cell>
          <table:table-cell table:formula="of:=[.H21]*100" office:value-type="float" office:value="25.2298" calcext:value-type="float">
            <text:p>25</text:p>
          </table:table-cell>
        </table:table-row>
        <table:table-row table:style-name="ro1">
          <table:table-cell office:value-type="string" calcext:value-type="string">
            <text:p>May De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23]*[.B23]*[.C23]*[.D23]" office:value-type="float" office:value="0.0162" calcext:value-type="float">
            <text:p>0.0162</text:p>
          </table:table-cell>
          <table:table-cell table:formula="of:=[.H23]*100" office:value-type="float" office:value="1.6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26]*[.B26]*[.C26]" office:value-type="float" office:value="0.03" calcext:value-type="float">
            <text:p>0.03</text:p>
          </table:table-cell>
          <table:table-cell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27]*[.B27]*[.C27]*[.D27]" office:value-type="float" office:value="0.0216" calcext:value-type="float">
            <text:p>0.0216</text:p>
          </table:table-cell>
          <table:table-cell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28]*[.B28]*[.C28]*[.D28]*[.E28]*[.F28]" office:value-type="float" office:value="0.003402" calcext:value-type="float">
            <text:p>0.003402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29]*[.B29]*[.C29]*[.D29]*[.E29]" office:value-type="float" office:value="0.01296" calcext:value-type="float">
            <text:p>0.01296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30]*[.B30]*[.C30]*[.D30]"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31]*[.B31]*[.C31]*[.D31]" office:value-type="float" office:value="0.0378" calcext:value-type="float">
            <text:p>0.0378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32]*[.B32]*[.C32]*[.D32]*[.E32]*[.F32]" office:value-type="float" office:value="0.004536" calcext:value-type="float">
            <text:p>0.00453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33]*[.B33]*[.C33]" office:value-type="float" office:value="0.108" calcext:value-type="float">
            <text:p>0.108</text:p>
          </table:table-cell>
          <table:table-cell/>
        </table:table-row>
        <table:table-row table:style-name="ro1">
          <table:table-cell table:number-columns-repeated="7"/>
          <table:table-cell table:formula="of:=SUM([.H26:.H33])" office:value-type="float" office:value="0.254298" calcext:value-type="float">
            <text:p>0.254298</text:p>
          </table:table-cell>
          <table:table-cell table:formula="of:=[.H34]*100" office:value-type="float" office:value="25.4298" calcext:value-type="float">
            <text:p>25</text:p>
          </table:table-cell>
        </table:table-row>
        <table:table-row table:style-name="ro1">
          <table:table-cell office:value-type="string" calcext:value-type="string">
            <text:p>Rescind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36]*[.B36]*[.C36]*[.D36]*[.E36]" office:value-type="float" office:value="0.00960000000000001" calcext:value-type="float">
            <text:p>0.009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37]*[.B37]*[.C37]*[.D37]*[.E37]" office:value-type="float" office:value="0.01008" calcext:value-type="float">
            <text:p>0.01008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formula="of:=[.A38]*[.B38]*[.C38]*[.D38]*[.E38]*[.F38]*[.G38]" office:value-type="float" office:value="0.0012096" calcext:value-type="float">
            <text:p>0.001209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39]*[.B39]*[.C39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40]*[.B40]*[.C40]*[.D40]" office:value-type="float" office:value="0.0288" calcext:value-type="float">
            <text:p>0.0288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41]*[.B41]*[.C41]*[.D41]*[.E41]*[.F41]" office:value-type="float" office:value="0.004536" calcext:value-type="float">
            <text:p>0.00453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42]*[.B42]*[.C42]*[.D42]*[.E42]" office:value-type="float" office:value="0.01728" calcext:value-type="float">
            <text:p>0.01728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3]*[.B43]*[.C43]" office:value-type="float" office:value="0.006" calcext:value-type="float">
            <text:p>0.006</text:p>
          </table:table-cell>
          <table:table-cell/>
        </table:table-row>
        <table:table-row table:style-name="ro1">
          <table:table-cell table:number-columns-repeated="7"/>
          <table:table-cell table:formula="of:=SUM([.H36:.H43])" office:value-type="float" office:value="0.1175056" calcext:value-type="float">
            <text:p>0.1175056</text:p>
          </table:table-cell>
          <table:table-cell table:formula="of:=[.H44]*100" office:value-type="float" office:value="11.75056" calcext:value-type="float">
            <text:p>12</text:p>
          </table:table-cell>
        </table:table-row>
        <table:table-row table:style-name="ro1">
          <table:table-cell office:value-type="string" calcext:value-type="string">
            <text:p>Long St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46]*[.B46]*[.C46]*[.D46]"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47]*[.B47]*[.C47]*[.D47]" office:value-type="float" office:value="0.0252" calcext:value-type="float">
            <text:p>0.025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48]*[.B48]*[.C48]*[.D48]*[.E48]*[.F48]" office:value-type="float" office:value="0.003024" calcext:value-type="float">
            <text:p>0.003024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49]*[.B49]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7"/>
          <table:table-cell table:formula="of:=SUM([.H46:.H49])" office:value-type="float" office:value="0.122224" calcext:value-type="float">
            <text:p>0.122224</text:p>
          </table:table-cell>
          <table:table-cell table:formula="of:=[.H50]*100" office:value-type="float" office:value="12.2224" calcext:value-type="float">
            <text:p>12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number-columns-repeated="7"/>
          <table:table-cell table:formula="of:=[.H50]+[.H44]+[.H34]+[.H23]+[.H21]+[.H10]" office:value-type="float" office:value="1" calcext:value-type="float">
            <text:p>1</text:p>
          </table:table-cell>
          <table:table-cell table:style-name="Default" table:formula="of:=SUM([.I10:.I50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21T13:30:26.837171281</meta:creation-date>
    <meta:generator>LibreOffice/6.2.0.3$MacOSX_X86_64 LibreOffice_project/98c6a8a1c6c7b144ce3cc729e34964b47ce25d62</meta:generator>
    <dc:date>2019-03-21T14:44:43.289356353</dc:date>
    <dc:creator>Jon Worth</dc:creator>
    <meta:editing-duration>PT42M36S</meta:editing-duration>
    <meta:editing-cycles>6</meta:editing-cycles>
    <meta:document-statistic meta:table-count="1" meta:cell-count="226" meta:object-count="0"/>
  </office:meta>
</office:document-meta>
</file>